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59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5.9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(mm)</text:p>
          </table:table-cell>
          <table:table-cell office:value-type="string" calcext:value-type="string">
            <text:p>PCBWay (absolute min)</text:p>
          </table:table-cell>
          <table:table-cell office:value-type="string" calcext:value-type="string">
            <text:p>PCBWay (recommended, cheaper)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OSHPark</text:p>
          </table:table-cell>
          <table:table-cell office:value-type="string" calcext:value-type="string">
            <text:p>BestPractice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HIGHEST</text:p>
          </table:table-cell>
          <table:table-cell/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Minimum clearance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1524" calcext:value-type="float">
            <text:p>0.1524</text:p>
          </table:table-cell>
          <table:table-cell/>
          <table:table-cell office:value-type="float" office:value="0.1524" calcext:value-type="float">
            <text:p>0.1524</text:p>
          </table:table-cell>
          <table:table-cell table:formula="of:=LARGE([.C2:.H2];1)" office:value-type="float" office:value="0.1524" calcext:value-type="float">
            <text:p>0.15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imum track width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524" calcext:value-type="float">
            <text:p>0.1524</text:p>
          </table:table-cell>
          <table:table-cell/>
          <table:table-cell office:value-type="float" office:value="0.1524" calcext:value-type="float">
            <text:p>0.1524</text:p>
          </table:table-cell>
          <table:table-cell table:formula="of:=LARGE([.C3:.H3];1)" office:value-type="float" office:value="0.1524" calcext:value-type="float">
            <text:p>0.15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imum connection width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1524" calcext:value-type="float">
            <text:p>0.1524</text:p>
          </table:table-cell>
          <table:table-cell/>
          <table:table-cell office:value-type="float" office:value="0.1524" calcext:value-type="float">
            <text:p>0.1524</text:p>
          </table:table-cell>
          <table:table-cell table:formula="of:=LARGE([.C4:.H4];1)" office:value-type="float" office:value="0.1524" calcext:value-type="float">
            <text:p>0.15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imum annnular width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string" calcext:value-type="string">
            <text:p>0.3?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string" calcext:value-type="string">
            <text:p>0..13</text:p>
          </table:table-cell>
          <table:table-cell table:formula="of:=LARGE([.C5:.H5];1)" office:value-type="float" office:value="0.15" calcext:value-type="float">
            <text:p>0.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imum via diameter</text:p>
          </table:table-cell>
          <table:table-cell table:number-columns-repeated="3"/>
          <table:table-cell office:value-type="float" office:value="0.508" calcext:value-type="float">
            <text:p>0.508</text:p>
          </table:table-cell>
          <table:table-cell/>
          <table:table-cell office:value-type="float" office:value="0.508" calcext:value-type="float">
            <text:p>0.508</text:p>
          </table:table-cell>
          <table:table-cell table:formula="of:=LARGE([.C6:.H6];1)" office:value-type="float" office:value="0.508" calcext:value-type="float">
            <text:p>0.508</text:p>
          </table:table-cell>
          <table:table-cell table:style-name="ce2" office:value-type="string" calcext:value-type="string">
            <text:p>0.6 for matching with annular width</text:p>
          </table:table-cell>
        </table:table-row>
        <table:table-row table:style-name="ro1">
          <table:table-cell/>
          <table:table-cell office:value-type="string" calcext:value-type="string">
            <text:p>Copper to hole clearance</text:p>
          </table:table-cell>
          <table:table-cell table:number-columns-repeated="3"/>
          <table:table-cell office:value-type="float" office:value="0.127" calcext:value-type="float">
            <text:p>0.127</text:p>
          </table:table-cell>
          <table:table-cell/>
          <table:table-cell office:value-type="float" office:value="0.127" calcext:value-type="float">
            <text:p>0.127</text:p>
          </table:table-cell>
          <table:table-cell table:formula="of:=LARGE([.C7:.H7];1)" office:value-type="float" office:value="0.127" calcext:value-type="float">
            <text:p>0.1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pper to edge clearanc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0..13</text:p>
          </table:table-cell>
          <table:table-cell table:formula="of:=LARGE([.C8:.H8]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les</text:p>
          </table:table-cell>
          <table:table-cell office:value-type="string" calcext:value-type="string">
            <text:p>Minimum through hole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254" calcext:value-type="float">
            <text:p>0.254</text:p>
          </table:table-cell>
          <table:table-cell/>
          <table:table-cell office:value-type="float" office:value="0.254" calcext:value-type="float">
            <text:p>0.254</text:p>
          </table:table-cell>
          <table:table-cell table:formula="of:=LARGE([.C9:.H9];1)" office:value-type="float" office:value="0.3" calcext:value-type="float">
            <text:p>0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le to hole clearance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0.254" calcext:value-type="float">
            <text:p>0.254</text:p>
          </table:table-cell>
          <table:table-cell table:formula="of:=LARGE([.C10:.H10];1)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uVias</text:p>
          </table:table-cell>
          <table:table-cell office:value-type="string" calcext:value-type="string">
            <text:p>Minimum uVia diameter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508" calcext:value-type="float">
            <text:p>0.508</text:p>
          </table:table-cell>
          <table:table-cell/>
          <table:table-cell office:value-type="float" office:value="0.508" calcext:value-type="float">
            <text:p>0.508</text:p>
          </table:table-cell>
          <table:table-cell table:formula="of:=LARGE([.C11:.H11];1)" office:value-type="float" office:value="0.508" calcext:value-type="float">
            <text:p>0.5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imum uVia hole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254" calcext:value-type="float">
            <text:p>0.254</text:p>
          </table:table-cell>
          <table:table-cell/>
          <table:table-cell office:value-type="float" office:value="0.254" calcext:value-type="float">
            <text:p>0.254</text:p>
          </table:table-cell>
          <table:table-cell table:formula="of:=LARGE([.C12:.H12];1)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Silkscreen</text:p>
          </table:table-cell>
          <table:table-cell office:value-type="string" calcext:value-type="string">
            <text:p>Minimum item clearanc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LARGE([.C13:.H13];1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imum text height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LARGE([.C14:.H14];1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imum text thickness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0.127" calcext:value-type="float">
            <text:p>0.127</text:p>
          </table:table-cell>
          <table:table-cell/>
          <table:table-cell office:value-type="float" office:value="0.153" calcext:value-type="float">
            <text:p>0.153</text:p>
          </table:table-cell>
          <table:table-cell table:formula="of:=LARGE([.C15:.H15];1)" office:value-type="float" office:value="0.153" calcext:value-type="float">
            <text:p>0.153</text:p>
          </table:table-cell>
          <table:table-cell/>
        </table:table-row>
        <table:table-row table:style-name="ro1" table:number-rows-repeated="5">
          <table:table-cell table:number-columns-repeated="10"/>
        </table:table-row>
        <table:table-row table:style-name="ro2">
          <table:table-cell table:number-columns-repeated="6"/>
          <table:table-cell table:style-name="ce1" office:value-type="string" calcext:value-type="string">
            <text:p>Annular ring is smallest copper dimension minus by drill diameter divided by two.</text:p>
          </table:table-cell>
          <table:table-cell/>
          <table:table-cell table:formula="of:=(0.15*2)" office:value-type="float" office:value="0.3" calcext:value-type="float">
            <text:p>0.3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float" office:value="-0.508" calcext:value-type="float">
            <text:p>-0.508</text:p>
          </table:table-cell>
          <table:table-cell/>
          <table:table-cell office:value-type="string" calcext:value-type="string">
            <text:p>dia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ole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8"/>
          <table:table-cell table:formula="of:=([.I24]-[.I25])/2" office:value-type="float" office:value="0.15" calcext:value-type="float">
            <text:p>0.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17:26:12.3427284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Cahill</meta:initial-creator>
    <meta:creation-date>2023-08-11T16:56:43.354883773</meta:creation-date>
    <dc:date>2023-08-11T17:31:04.018036643</dc:date>
    <dc:creator>James Cahill</dc:creator>
    <meta:editing-duration>PT23M</meta:editing-duration>
    <meta:editing-cycles>2</meta:editing-cycles>
    <meta:generator>LibreOffice/7.5.5.2$Linux_X86_64 LibreOffice_project/50$Build-2</meta:generator>
    <meta:document-statistic meta:table-count="1" meta:cell-count="90" meta:object-count="0"/>
  </office:meta>
</office:document-meta>
</file>